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0.6882in"/>
    </style:style>
    <style:style style:name="co15" style:family="table-column">
      <style:table-column-properties fo:break-before="auto" style:column-width="0.9307in"/>
    </style:style>
    <style:style style:name="co16" style:family="table-column">
      <style:table-column-properties fo:break-before="auto" style:column-width="0.4693in"/>
    </style:style>
    <style:style style:name="co18" style:family="table-column">
      <style:table-column-properties fo:break-before="auto" style:column-width="0.5457in"/>
    </style:style>
    <style:style style:name="co19" style:family="table-column">
      <style:table-column-properties fo:break-before="auto" style:column-width="0.3602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1709in"/>
    </style:style>
    <style:style style:name="co23" style:family="table-column">
      <style:table-column-properties fo:break-before="auto" style:column-width="0.7665in"/>
    </style:style>
    <style:style style:name="co24" style:family="table-column">
      <style:table-column-properties fo:break-before="auto" style:column-width="0.8535in"/>
    </style:style>
    <style:style style:name="co25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2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4"/>
        <table:table-column table:style-name="co16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0" table:default-cell-style-name="ce9"/>
        <table:table-column table:style-name="co21" table:default-cell-style-name="ce1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17" table:number-columns-repeated="991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4" office:value-type="string">
            <text:p>Sp</text:p>
          </table:table-cell>
          <table:table-cell table:style-name="ce16" office:value-type="string">
            <text:p>Su</text:p>
          </table:table-cell>
          <table:table-cell table:style-name="ce18" office:value-type="string">
            <text:p>Au</text:p>
          </table:table-cell>
          <table:table-cell table:style-name="ce20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2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6" office:value-type="string">
            <text:p>drop2</text:p>
          </table:table-cell>
          <table:table-cell table:style-name="ce26" office:value-type="string">
            <text:p>RCC</text:p>
          </table:table-cell>
          <table:table-cell table:style-name="ce26" office:value-type="string">
            <text:p>stickRes</text:p>
          </table:table-cell>
          <table:table-cell table:style-name="ce26" office:value-type="string">
            <text:p>Tile</text:p>
          </table:table-cell>
          <table:table-cell table:style-name="ce26" office:value-type="string">
            <text:p>soleKill</text:p>
          </table:table-cell>
          <table:table-cell table:style-name="ce26" office:value-type="string">
            <text:p>addtlHitCheck</text:p>
          </table:table-cell>
          <table:table-cell table:style-name="ce26" office:value-type="string">
            <text:p>initFunc</text:p>
          </table:table-cell>
          <table:table-cell table:style-name="ce26" office:value-type="string">
            <text:p>turnFunc</text:p>
          </table:table-cell>
          <table:table-cell table:style-name="ce26" office:value-type="string">
            <text:p>wkSn</text:p>
          </table:table-cell>
          <table:table-cell table:style-name="ce26" office:value-type="string">
            <text:p>postHit</text:p>
          </table:table-cell>
          <table:table-cell table:style-name="ce26" office:value-type="string">
            <text:p>killKey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5">
            <text:p>-1.25</text:p>
          </table:table-cell>
          <table:table-cell office:value-type="float" office:value="-0.1">
            <text:p>-0.1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spinach,0,2</text:p>
          </table:table-cell>
          <table:table-cell office:value-type="string">
            <text:p>beet,0,2</text:p>
          </table:table-cell>
          <table:table-cell table:number-columns-repeated="10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radish,5,5</text:p>
          </table:table-cell>
          <table:table-cell office:value-type="string">
            <text:p>apple,4,4</text:p>
          </table:table-cell>
          <table:table-cell office:value-type="string">
            <text:p>grapes,3,3</text:p>
          </table:table-cell>
          <table:table-cell table:number-columns-repeated="9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carrot,0,1</text:p>
          </table:table-cell>
          <table:table-cell office:value-type="string">
            <text:p>tomato,0,4</text:p>
          </table:table-cell>
          <table:table-cell table:number-columns-repeated="1001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office:value-type="string">
            <text:p>battery,2,4</text:p>
          </table:table-cell>
          <table:table-cell office:value-type="string">
            <text:p>tomato,0,1</text:p>
          </table:table-cell>
          <table:table-cell table:number-columns-repeated="10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300">
            <text:p>30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5">
            <text:p>-1.5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5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0.95">
            <text:p>-0.9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5,10</text:p>
          </table:table-cell>
          <table:table-cell office:value-type="string">
            <text:p>fodder,0,2</text:p>
          </table:table-cell>
          <table:table-cell office:value-type="string">
            <text:p>rice,0,1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15">
            <text:p>-1.1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10,20</text:p>
          </table:table-cell>
          <table:table-cell office:value-type="string">
            <text:p>chestnut,0,2</text:p>
          </table:table-cell>
          <table:table-cell office:value-type="string">
            <text:p>milkcap,0,2</text:p>
          </table:table-cell>
          <table:table-cell office:value-type="string">
            <text:p>portobello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,10</text:p>
          </table:table-cell>
          <table:table-cell office:value-type="string">
            <text:p>turkey,0,1</text:p>
          </table:table-cell>
          <table:table-cell table:number-columns-repeated="4"/>
          <table:table-cell office:value-type="string">
            <text:p>_coop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office:value-type="string">
            <text:p>fodder,2,2</text:p>
          </table:table-cell>
          <table:table-cell table:number-columns-repeated="3"/>
          <table:table-cell office:value-type="string">
            <text:p>_coop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100,300</text:p>
          </table:table-cell>
          <table:table-cell office:value-type="string">
            <text:p>banana,0,4</text:p>
          </table:table-cell>
          <table:table-cell office:value-type="string">
            <text:p>printer,0,1</text:p>
          </table:table-cell>
          <table:table-cell office:value-type="string">
            <text:p>coffee,0,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style-name="Default" table:number-columns-repeated="2"/>
          <table:table-cell table:number-columns-repeated="5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50">
            <text:p>35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500,500</text:p>
          </table:table-cell>
          <table:table-cell office:value-type="string">
            <text:p>coffee,3,3</text:p>
          </table:table-cell>
          <table:table-cell office:value-type="string">
            <text:p>printer,1,1</text:p>
          </table:table-cell>
          <table:table-cell/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7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9">
            <text:p>-1.9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 office:value-type="string">
            <text:p>rod,0,2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35">
            <text:p>-2.3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-2.4">
            <text:p>-2.4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10,10</text:p>
          </table:table-cell>
          <table:table-cell office:value-type="string">
            <text:p>blackrice,5,5</text:p>
          </table:table-cell>
          <table:table-cell office:value-type="string">
            <text:p>goodrod,6,6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kill_seamonster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65">
            <text:p>-0.65</text:p>
          </table:table-cell>
          <table:table-cell office:value-type="float" office:value="0.95">
            <text:p>0.95</text:p>
          </table:table-cell>
          <table:table-cell office:value-type="float" office:value="-0.35">
            <text:p>-0.35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6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7">
            <text:p>-1.7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 office:value-type="string">
            <text:p>quail,0,1</text:p>
          </table:table-cell>
          <table:table-cell/>
          <table:table-cell office:value-type="float" office:value="0.1">
            <text:p>0.1</text:p>
          </table:table-cell>
          <table:table-cell office:value-type="string">
            <text:p>_coop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5,10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 office:value-type="string">
            <text:p>blackshroom,0,1</text:p>
          </table:table-cell>
          <table:table-cell table:number-columns-repeated="2"/>
          <table:table-cell office:value-type="string">
            <text:p>_log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">
            <text:p>-1.7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 office:value-type="string">
            <text:p>spear,2,2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dirt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SP_SU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AU_WI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">
            <text:p>-1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MUSH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5">
            <text:p>-1.65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FISH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6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1.3">
            <text:p>-1.3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battery,20,20</text:p>
          </table:table-cell>
          <table:table-cell office:value-type="string">
            <text:p>app,10,10</text:p>
          </table:table-cell>
          <table:table-cell office:value-type="string">
            <text:p>drone,5,5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-1.05">
            <text:p>-1.05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6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5" office:value-type="string">
            <text:p>dweebLord</text:p>
          </table:table-cell>
          <table:table-cell table:style-name="ce5" office:value-type="float" office:value="1">
            <text:p>1</text:p>
          </table:table-cell>
          <table:table-cell table:style-name="ce10" office:value-type="string">
            <text:p>xl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000">
            <text:p>2000</text:p>
          </table:table-cell>
          <table:table-cell table:number-columns-repeated="2" table:style-name="ce5" office:value-type="float" office:value="50">
            <text:p>5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4.15">
            <text:p>4.15</text:p>
          </table:table-cell>
          <table:table-cell table:style-name="ce5" office:value-type="float" office:value="3.75">
            <text:p>3.75</text:p>
          </table:table-cell>
          <table:table-cell table:style-name="ce5" office:value-type="string">
            <text:p>wacg</text:p>
          </table:table-cell>
          <table:table-cell table:style-name="ce5"/>
          <table:table-cell table:style-name="ce25" office:value-type="string">
            <text:p>5000,5000</text:p>
          </table:table-cell>
          <table:table-cell table:style-name="ce5" office:value-type="string">
            <text:p>battery,10,10</text:p>
          </table:table-cell>
          <table:table-cell table:style-name="ce5" office:value-type="string">
            <text:p>drone,30,30</text:p>
          </table:table-cell>
          <table:table-cell table:style-name="ce5" office:value-type="string">
            <text:p>coffee,20,20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0.25">
            <text:p>0.25</text:p>
          </table:table-cell>
          <table:table-cell table:style-name="ce10" office:value-type="string">
            <text:p>cybertile</text:p>
          </table:table-cell>
          <table:table-cell table:style-name="ce5" table:number-columns-repeated="6"/>
          <table:table-cell table:style-name="ce5" office:value-type="string">
            <text:p>kill_defeathe_sing</text:p>
          </table:table-cell>
          <table:table-cell table:style-name="ce5" table:number-columns-repeated="990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/>
          <table:table-cell table:style-name="Default"/>
          <table:table-cell table:number-columns-repeated="5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office:value-type="string">
            <text:p>50,150</text:p>
          </table:table-cell>
          <table:table-cell office:value-type="string">
            <text:p>battery,0,10</text:p>
          </table:table-cell>
          <table:table-cell office:value-type="string">
            <text:p>coffee,0,5</text:p>
          </table:table-cell>
          <table:table-cell office:value-type="string">
            <text:p>avocado,0,5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banana,0,4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kiwi,0,1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">
            <text:p>-2.4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office:value-type="string">
            <text:p>50,150</text:p>
          </table:table-cell>
          <table:table-cell office:value-type="string">
            <text:p>avocado,5,10</text:p>
          </table:table-cell>
          <table:table-cell office:value-type="string">
            <text:p>bellpepper,5,10</text:p>
          </table:table-cell>
          <table:table-cell office:value-type="string">
            <text:p>arborio,5,10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grill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office:value-type="string">
            <text:p>50,150</text:p>
          </table:table-cell>
          <table:table-cell office:value-type="string">
            <text:p>kiwi,0,1</text:p>
          </table:table-cell>
          <table:table-cell office:value-type="string">
            <text:p>leek,5,10</text:p>
          </table:table-cell>
          <table:table-cell office:value-type="string">
            <text:p>garlic,0,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office:value-type="string">
            <text:p>10,200</text:p>
          </table:table-cell>
          <table:table-cell office:value-type="string">
            <text:p>coffee,6,9</text:p>
          </table:table-cell>
          <table:table-cell office:value-type="string">
            <text:p>shiitake,5,10</text:p>
          </table:table-cell>
          <table:table-cell office:value-type="string">
            <text:p>grapes,4,2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/>
          <table:table-cell table:style-name="Default"/>
          <table:table-cell table:number-columns-repeated="5"/>
          <table:table-cell office:value-type="string">
            <text:p>kill_crop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6">
            <text:p>-1.6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office:value-type="string">
            <text:p>60,160</text:p>
          </table:table-cell>
          <table:table-cell office:value-type="string">
            <text:p>app,0,10</text:p>
          </table:table-cell>
          <table:table-cell office:value-type="string">
            <text:p>drone,0,10</text:p>
          </table:table-cell>
          <table:table-cell office:value-type="string">
            <text:p>frogbot,0,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5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ood2 HQ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35">
            <text:p>-1.35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200,400</text:p>
          </table:table-cell>
          <table:table-cell office:value-type="string">
            <text:p>app,10,20</text:p>
          </table:table-cell>
          <table:table-cell office:value-type="string">
            <text:p>shiitake,10,20</text:p>
          </table:table-cell>
          <table:table-cell office:value-type="string">
            <text:p>avocado,10,2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headphones,printer</text:p>
          </table:table-cell>
          <table:table-cell office:value-type="string">
            <text:p>200,400</text:p>
          </table:table-cell>
          <table:table-cell office:value-type="string">
            <text:p>beet,10,20</text:p>
          </table:table-cell>
          <table:table-cell office:value-type="string">
            <text:p>pineapple,10,20</text:p>
          </table:table-cell>
          <table:table-cell office:value-type="string">
            <text:p>rice,5,2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-1.2">
            <text:p>-1.2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200,400</text:p>
          </table:table-cell>
          <table:table-cell office:value-type="string">
            <text:p>radish,5,10</text:p>
          </table:table-cell>
          <table:table-cell office:value-type="string">
            <text:p>shortgrain,5,10</text:p>
          </table:table-cell>
          <table:table-cell office:value-type="string">
            <text:p>headphones,5,10</text:p>
          </table:table-cell>
          <table:table-cell office:value-type="float" office:value="0.2">
            <text:p>0.2</text:p>
          </table:table-cell>
          <table:table-cell office:value-type="float" office:value="0.66">
            <text:p>0.66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200,400</text:p>
          </table:table-cell>
          <table:table-cell office:value-type="string">
            <text:p>asparagus,2,4</text:p>
          </table:table-cell>
          <table:table-cell office:value-type="string">
            <text:p>bignet,4,6</text:p>
          </table:table-cell>
          <table:table-cell office:value-type="string">
            <text:p>poisnshroom,1,4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2"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1">
            <text:p>-1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100,200</text:p>
          </table:table-cell>
          <table:table-cell office:value-type="string">
            <text:p>battery,2,4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200,400</text:p>
          </table:table-cell>
          <table:table-cell office:value-type="string">
            <text:p>drone,4,8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400,800</text:p>
          </table:table-cell>
          <table:table-cell office:value-type="string">
            <text:p>coffee,15,2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2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2500">
            <text:p>25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12,12</text:p>
          </table:table-cell>
          <table:table-cell office:value-type="string">
            <text:p>frogbot,10,10</text:p>
          </table:table-cell>
          <table:table-cell office:value-type="string">
            <text:p>mango,5,5</text:p>
          </table:table-cell>
          <table:table-cell office:value-type="string">
            <text:p>corn,8,8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5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poisnshroom,5,5</text:p>
          </table:table-cell>
          <table:table-cell office:value-type="string">
            <text:p>blackshroom,5,5</text:p>
          </table:table-cell>
          <table:table-cell office:value-type="string">
            <text:p>greenshroom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blackrice,5,5</text:p>
          </table:table-cell>
          <table:table-cell office:value-type="string">
            <text:p>arborio,5,5</text:p>
          </table:table-cell>
          <table:table-cell office:value-type="string">
            <text:p>chestnut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RICE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kiwi,5,5</text:p>
          </table:table-cell>
          <table:table-cell office:value-type="string">
            <text:p>apricot,5,5</text:p>
          </table:table-cell>
          <table:table-cell office:value-type="string">
            <text:p>avocado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FRUIT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garlic,5,5</text:p>
          </table:table-cell>
          <table:table-cell office:value-type="string">
            <text:p>pineapple,5,5</text:p>
          </table:table-cell>
          <table:table-cell office:value-type="string">
            <text:p>rhubarb,7,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VEG</text:p>
          </table:table-cell>
          <table:table-cell table:number-columns-repeated="4"/>
          <table:table-cell office:value-type="string">
            <text:p>kill_robot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-4.45">
            <text:p>-4.4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string">
            <text:p>dirt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7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2.5">
            <text:p>-2.5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7"/>
          <table:table-cell office:value-type="string">
            <text:p>kill_defeatthey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5000">
            <text:p>50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/>
          <table:table-cell office:value-type="string">
            <text:p>10000,10000</text:p>
          </table:table-cell>
          <table:table-cell office:value-type="string">
            <text:p>drone,50,50</text:p>
          </table:table-cell>
          <table:table-cell office:value-type="string">
            <text:p>printer,50,50</text:p>
          </table:table-cell>
          <table:table-cell office:value-type="string">
            <text:p>battery,50,5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beckett</text:p>
          </table:table-cell>
          <table:table-cell/>
          <table:table-cell office:value-type="string">
            <text:p>beckett</text:p>
          </table:table-cell>
          <table:table-cell table:number-columns-repeated="2" office:value-type="string">
            <text:p>BECKET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kill_livinghe_sing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8450">
            <text:p>845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nathan</text:p>
          </table:table-cell>
          <table:table-cell/>
          <table:table-cell office:value-type="string">
            <text:p>0,0</text:p>
          </table:table-cell>
          <table:table-cell office:value-type="string">
            <text:p>beet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2"/>
          <table:table-cell office:value-type="string">
            <text:p>kill_defeathe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400,4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1000,10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15000">
            <text:p>1500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9999,9999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6"/>
          <table:table-cell office:value-type="string">
            <text:p>kill_livingthey_sing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est Enem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yourWorstFuckingNightmare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7">
            <text:p>17</text:p>
          </table:table-cell>
          <table:table-cell office:value-type="float" office:value="999999">
            <text:p>999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5">
            <text:p>-2.45</text:p>
          </table:table-cell>
          <table:table-cell office:value-type="float" office:value="1.05">
            <text:p>1.05</text:p>
          </table:table-cell>
          <table:table-cell office:value-type="float" office:value="1.45">
            <text:p>1.45</text:p>
          </table:table-cell>
          <table:table-cell office:value-type="string">
            <text:p>test</text:p>
          </table:table-cell>
          <table:table-cell office:value-type="string">
            <text:p>kelp</text:p>
          </table:table-cell>
          <table:table-cell table:number-columns-repeated="1004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2/18/2018</text:date>, <text:time>23:0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2-18T23:05:42.10</dc:date>
    <dc:creator>Seab Dinch</dc:creator>
    <meta:editing-duration>P44DT5H27M11S</meta:editing-duration>
    <meta:editing-cycles>425</meta:editing-cycles>
    <meta:generator>OpenOffice/4.1.2$Win32 OpenOffice.org_project/412m3$Build-9782</meta:generator>
    <meta:document-statistic meta:table-count="3" meta:cell-count="1761" meta:object-count="0"/>
  </office:meta>
</office:document-meta>
</file>